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af58" officeooo:paragraph-rsid="0017af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dsestimat:</text:p>
      <text:p text:style-name="P1">Jag tror det kommer behövas runt minst ett par dagar till för att kunna få till uppgiften, då det har varit väldigt knölligt med bibloteket. Speciellt då det inte finns något biblotek man kan använda sig av när man gör uppgifte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00:30:50.617899456</meta:creation-date>
    <dc:date>2019-10-06T00:32:46.798871391</dc:date>
    <meta:editing-duration>PT2M</meta:editing-duration>
    <meta:editing-cycles>1</meta:editing-cycles>
    <meta:document-statistic meta:table-count="0" meta:image-count="0" meta:object-count="0" meta:page-count="1" meta:paragraph-count="2" meta:word-count="42" meta:character-count="241" meta:non-whitespace-character-count="201"/>
    <meta:generator>LibreOffice/6.2.7.1$Linux_X86_64 LibreOffice_project/20$Build-1</meta:generator>
  </office:meta>
</office:document-meta>
</file>